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MapBuilder.writePr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MapBuilder.writeC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MapBuilder.writeStreamAfter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MapBuilder.writeCIDSystemInfo( String registry , String ordering , int supp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MapBuilder.writeWrap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MapBuilder.writ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MapBuilder.writeCIDSystem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apBuilder.writeCID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MapBuilder.write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MapBuilder.writeCID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MapBuilder.writeStream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MapBuilder.writeCodeSpace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MapBuilder.write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MapBuilder.CMapBuilder( Writer writ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MapBuilder.writeUseC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MapBuilder.writeBF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